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032246155590157813" text:style-name="L1">
        <text:list-item>
          <text:p text:style-name="P1">organisation cours</text:p>
          <text:list>
            <text:list-item>
              <text:p text:style-name="P1">sujet</text:p>
              <text:list>
                <text:list-item>
                  <text:p text:style-name="P1">BDD</text:p>
                </text:list-item>
              </text:list>
            </text:list-item>
            <text:list-item>
              <text:p text:style-name="P1">plan</text:p>
              <text:list>
                <text:list-item>
                  <text:p text:style-name="P1">modèle relationnel</text:p>
                </text:list-item>
                <text:list-item>
                  <text:p text:style-name="P1">langage algébrique</text:p>
                </text:list-item>
                <text:list-item>
                  <text:p text:style-name="P1">langage SQL (LDD, LMD, LCD)</text:p>
                </text:list-item>
                <text:list-item>
                  <text:p text:style-name="P1">conception descendante</text:p>
                </text:list-item>
                <text:list-item>
                  <text:p text:style-name="P1">conception ascendante</text:p>
                </text:list-item>
                <text:list-item>
                  <text:p text:style-name="P1">prise en compte des contraintes</text:p>
                </text:list-item>
                <text:list-item>
                  <text:p text:style-name="P1">PL/SQL</text:p>
                </text:list-item>
                <text:list-item>
                  <text:p text:style-name="P1">vues</text:p>
                </text:list-item>
                <text:list-item>
                  <text:p text:style-name="P1">triggers</text:p>
                </text:list-item>
              </text:list>
            </text:list-item>
          </text:list>
        </text:list-item>
        <text:list-item>
          <text:p text:style-name="P1">modèle relationnel partie 1</text:p>
          <text:list>
            <text:list-item>
              <text:p text:style-name="P1">modèles précédent le modèle relationnel</text:p>
              <text:list>
                <text:list-item>
                  <text:p text:style-name="P1">SGF</text:p>
                  <text:list>
                    <text:list-item>
                      <text:p text:style-name="P1">système de gestion de fichiers</text:p>
                    </text:list-item>
                    <text:list-item>
                      <text:p text:style-name="P1">mauvais si beaucoup de données</text:p>
                    </text:list-item>
                    <text:list-item>
                      <text:p text:style-name="P1">dépendance fichiers / applications</text:p>
                    </text:list-item>
                    <text:list-item>
                      <text:p text:style-name="P1">redondances</text:p>
                    </text:list-item>
                    <text:list-item>
                      <text:p text:style-name="P1">maintient difficile</text:p>
                    </text:list-item>
                    <text:list-item>
                      <text:p text:style-name="P1">modifications laborieuses</text:p>
                    </text:list-item>
                    <text:list-item>
                      <text:p text:style-name="P1">ésotérique (seuls spécialistes peuvent manipuler)</text:p>
                    </text:list-item>
                    <text:list-item>
                      <text:p text:style-name="P1">très long de trouver données (passe par spécialiste)</text:p>
                    </text:list-item>
                  </text:list>
                </text:list-item>
                <text:list-item>
                  <text:p text:style-name="P1">SGBD</text:p>
                  <text:list>
                    <text:list-item>
                      <text:p text:style-name="P1">années 60</text:p>
                    </text:list-item>
                    <text:list-item>
                      <text:p text:style-name="P1">créé pour pallier les insuffisances des SGF</text:p>
                    </text:list-item>
                    <text:list-item>
                      <text:p text:style-name="P1">BDD</text:p>
                      <text:list>
                        <text:list-item>
                          <text:p text:style-name="P1">enregistré, persistant</text:p>
                        </text:list-item>
                        <text:list-item>
                          <text:p text:style-name="P1">indépendances données / applications</text:p>
                        </text:list-item>
                        <text:list-item>
                          <text:p text:style-name="P1">cohérent (A ami de B → B ami de A)</text:p>
                        </text:list-item>
                        <text:list-item>
                          <text:p text:style-name="P1">redondance minimale</text:p>
                        </text:list-item>
                        <text:list-item>
                          <text:p text:style-name="P1">accessible par plusieurs utilisateurs simultanément</text:p>
                        </text:list-item>
                      </text:list>
                    </text:list-item>
                    <text:list-item>
                      <text:p text:style-name="P1">SGBD</text:p>
                      <text:list>
                        <text:list-item>
                          <text:p text:style-name="P1">ensemble de logiciels</text:p>
                        </text:list-item>
                        <text:list-item>
                          <text:p text:style-name="P1">sert à créer interroger etc des BDD</text:p>
                        </text:list-item>
                        <text:list-item>
                          <text:p text:style-name="P1">indépendant des applis qui utilisent les données</text:p>
                        </text:list-item>
                        <text:list-item>
                          <text:p text:style-name="P1">traitements sur BDD</text:p>
                          <text:list>
                            <text:list-item>
                              <text:p text:style-name="P1">décrit</text:p>
                            </text:list-item>
                            <text:list-item>
                              <text:p text:style-name="P1">modifie</text:p>
                            </text:list-item>
                            <text:list-item>
                              <text:p text:style-name="P1">interroge</text:p>
                            </text:list-item>
                            <text:list-item>
                              <text:p text:style-name="P1">administre</text:p>
                            </text:list-item>
                          </text:list>
                        </text:list-item>
                        <text:list-item>
                          <text:p text:style-name="P1">peut attribuer des droits aux utilisateurs</text:p>
                        </text:list-item>
                        <text:list-item>
                          <text:p text:style-name="P1">et ce sur des parts / toute la BDD</text:p>
                        </text:list-item>
                        <text:list-item>
                          <text:p text:style-name="P1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">modèle relationnel partie 2</text:p>
        </text:list-item>
        <text:list-item>
          <text:p text:style-name="P1">langage algébrique</text:p>
        </text:list-item>
        <text:list-item>
          <text:p text:style-name="P1">SQL LMD simple</text:p>
        </text:list-item>
        <text:list-item>
          <text:p text:style-name="P1">SQL requêtes complex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jfjyf jjku</meta:initial-creator>
    <meta:creation-date>2015-02-17T12:29:29</meta:creation-date>
    <meta:generator>OpenOffice/4.1.1$Unix OpenOffice.org_project/411m6$Build-9775</meta:generator>
    <dc:date>2015-02-17T16:19:10</dc:date>
    <dc:creator>yjfjyf jjku</dc:creator>
    <meta:editing-duration>PT50M38S</meta:editing-duration>
    <meta:editing-cycles>19</meta:editing-cycles>
    <meta:document-statistic meta:table-count="0" meta:image-count="0" meta:object-count="0" meta:page-count="1" meta:paragraph-count="48" meta:word-count="202" meta:character-count="1089"/>
  </office:meta>
</office:document-meta>
</file>